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paragraph">
      <style:text-properties fo:language="ru" fo:country="RU" officeooo:rsid="0006c33a" officeooo:paragraph-rsid="0006c33a"/>
    </style:style>
    <style:style style:name="P2" style:family="paragraph" style:parent-style-name="_5f_paragraph">
      <style:text-properties fo:language="ru" fo:country="RU" officeooo:rsid="001acc32" officeooo:paragraph-rsid="001acc32"/>
    </style:style>
    <style:style style:name="P3" style:family="paragraph" style:parent-style-name="_5f_paragraph">
      <style:text-properties officeooo:rsid="0008c97c" officeooo:paragraph-rsid="0008c97c"/>
    </style:style>
    <style:style style:name="P4" style:family="paragraph" style:parent-style-name="_5f_paragraph">
      <style:text-properties officeooo:rsid="000ab0e1" officeooo:paragraph-rsid="000ab0e1"/>
    </style:style>
    <style:style style:name="P5" style:family="paragraph" style:parent-style-name="_5f_paragraph">
      <style:text-properties officeooo:rsid="000c036e" officeooo:paragraph-rsid="000c036e"/>
    </style:style>
    <style:style style:name="P6" style:family="paragraph" style:parent-style-name="_5f_paragraph">
      <style:text-properties officeooo:paragraph-rsid="000c036e"/>
    </style:style>
    <style:style style:name="P7" style:family="paragraph" style:parent-style-name="_5f_paragraph">
      <style:text-properties officeooo:paragraph-rsid="000d9547"/>
    </style:style>
    <style:style style:name="P8" style:family="paragraph" style:parent-style-name="_5f_paragraph">
      <style:text-properties officeooo:paragraph-rsid="00117f12"/>
    </style:style>
    <style:style style:name="P9" style:family="paragraph" style:parent-style-name="_5f_paragraph">
      <style:text-properties officeooo:rsid="00117f12" officeooo:paragraph-rsid="00117f12"/>
    </style:style>
    <style:style style:name="P10" style:family="paragraph" style:parent-style-name="_5f_paragraph">
      <style:text-properties officeooo:paragraph-rsid="001cab16"/>
    </style:style>
    <style:style style:name="P11" style:family="paragraph" style:parent-style-name="_5f_paragraph">
      <style:text-properties officeooo:rsid="001eacbe"/>
    </style:style>
    <style:style style:name="P12" style:family="paragraph" style:parent-style-name="_5f_paragraph">
      <style:text-properties style:font-name="Calibri Light" fo:font-size="11pt" fo:font-weight="250" officeooo:rsid="001eacbe" officeooo:paragraph-rsid="001eacbe"/>
    </style:style>
    <style:style style:name="P13" style:family="paragraph" style:parent-style-name="_5f_paragraph">
      <style:text-properties style:font-name="Calibri Light" fo:font-size="11pt" fo:language="ru" fo:country="RU" fo:font-weight="250" officeooo:rsid="0020ff98" officeooo:paragraph-rsid="0020ff98"/>
    </style:style>
    <style:style style:name="P14" style:family="paragraph" style:parent-style-name="_5f_paragraph">
      <style:text-properties officeooo:rsid="001eeb58" officeooo:paragraph-rsid="001eeb58"/>
    </style:style>
    <style:style style:name="P15" style:family="paragraph" style:parent-style-name="_5f_paragraph">
      <style:text-properties officeooo:rsid="001eeb58" officeooo:paragraph-rsid="00286060"/>
    </style:style>
    <style:style style:name="P16" style:family="paragraph" style:parent-style-name="_5f_paragraph">
      <style:text-properties officeooo:paragraph-rsid="001eeb58"/>
    </style:style>
    <style:style style:name="P17" style:family="paragraph" style:parent-style-name="_5f_paragraph">
      <style:text-properties officeooo:rsid="00281cc1" officeooo:paragraph-rsid="00281cc1"/>
    </style:style>
    <style:style style:name="P18" style:family="paragraph" style:parent-style-name="_5f_paragraph">
      <style:text-properties fo:language="en" fo:country="US" officeooo:rsid="002b3d47" officeooo:paragraph-rsid="002b3d47"/>
    </style:style>
    <style:style style:name="P19" style:family="paragraph" style:parent-style-name="_5f_paragraph">
      <style:text-properties fo:language="ru" fo:country="RU" officeooo:rsid="00293853" officeooo:paragraph-rsid="00293853"/>
    </style:style>
    <style:style style:name="P20" style:family="paragraph" style:parent-style-name="_5f_paragraph">
      <style:text-properties fo:language="ru" fo:country="RU" officeooo:rsid="002b3083" officeooo:paragraph-rsid="002b3083"/>
    </style:style>
    <style:style style:name="P21" style:family="paragraph" style:parent-style-name="_5f_paragraph">
      <style:text-properties fo:language="ru" fo:country="RU" officeooo:rsid="002d3d56" officeooo:paragraph-rsid="002d3d56"/>
    </style:style>
    <style:style style:name="T1" style:family="text">
      <style:text-properties officeooo:rsid="000b6d9e"/>
    </style:style>
    <style:style style:name="T2" style:family="text">
      <style:text-properties officeooo:rsid="000c036e"/>
    </style:style>
    <style:style style:name="T3" style:family="text">
      <style:text-properties style:font-name="Calibri Light" fo:font-size="11pt" fo:font-weight="250" officeooo:rsid="000c036e"/>
    </style:style>
    <style:style style:name="T4" style:family="text">
      <style:text-properties style:font-name="Calibri Light" fo:font-size="11pt" fo:font-weight="250" officeooo:rsid="000d251e"/>
    </style:style>
    <style:style style:name="T5" style:family="text">
      <style:text-properties style:font-name="Calibri Light" fo:font-size="11pt" fo:font-weight="250" officeooo:rsid="000d9547"/>
    </style:style>
    <style:style style:name="T6" style:family="text">
      <style:text-properties style:font-name="Calibri Light" fo:font-size="11pt" fo:language="en" fo:country="US" fo:font-weight="250" officeooo:rsid="000c036e"/>
    </style:style>
    <style:style style:name="T7" style:family="text">
      <style:text-properties style:font-name="Calibri Light" fo:font-size="11pt" fo:language="en" fo:country="US" fo:font-weight="250" officeooo:rsid="001cab16"/>
    </style:style>
    <style:style style:name="T8" style:family="text">
      <style:text-properties style:font-name="Calibri Light" fo:font-size="11pt" fo:language="ru" fo:country="RU" fo:font-weight="250" officeooo:rsid="001cab16"/>
    </style:style>
    <style:style style:name="T9" style:family="text">
      <style:text-properties style:font-name="Calibri Light" fo:font-size="11pt" fo:language="ru" fo:country="RU" fo:font-weight="250" officeooo:rsid="0025056a"/>
    </style:style>
    <style:style style:name="T10" style:family="text">
      <style:text-properties style:font-name="Calibri Light" fo:font-size="11pt" fo:language="ru" fo:country="RU" fo:font-weight="250" officeooo:rsid="00281cc1"/>
    </style:style>
    <style:style style:name="T11" style:family="text">
      <style:text-properties fo:language="en" fo:country="US"/>
    </style:style>
    <style:style style:name="T12" style:family="text">
      <style:text-properties fo:language="en" fo:country="US" officeooo:rsid="0015f407"/>
    </style:style>
    <style:style style:name="T13" style:family="text">
      <style:text-properties fo:language="en" fo:country="US" officeooo:rsid="001c14df"/>
    </style:style>
    <style:style style:name="T14" style:family="text">
      <style:text-properties fo:language="en" fo:country="US" officeooo:rsid="001cab16"/>
    </style:style>
    <style:style style:name="T15" style:family="text">
      <style:text-properties fo:language="en" fo:country="US" officeooo:rsid="0025056a"/>
    </style:style>
    <style:style style:name="T16" style:family="text">
      <style:text-properties fo:language="en" fo:country="US" officeooo:rsid="00286060"/>
    </style:style>
    <style:style style:name="T17" style:family="text">
      <style:text-properties officeooo:rsid="00117f12"/>
    </style:style>
    <style:style style:name="T18" style:family="text">
      <style:text-properties officeooo:rsid="0012be77"/>
    </style:style>
    <style:style style:name="T19" style:family="text">
      <style:text-properties fo:language="ru" fo:country="RU"/>
    </style:style>
    <style:style style:name="T20" style:family="text">
      <style:text-properties fo:language="ru" fo:country="RU" officeooo:rsid="001cab16"/>
    </style:style>
    <style:style style:name="T21" style:family="text">
      <style:text-properties fo:language="ru" fo:country="RU" officeooo:rsid="0025056a"/>
    </style:style>
    <style:style style:name="T22" style:family="text">
      <style:text-properties fo:language="ru" fo:country="RU" officeooo:rsid="00281cc1"/>
    </style:style>
    <style:style style:name="T23" style:family="text">
      <style:text-properties fo:language="ru" fo:country="RU" officeooo:rsid="00286060"/>
    </style:style>
    <style:style style:name="T24" style:family="text">
      <style:text-properties officeooo:rsid="001c14df"/>
    </style:style>
    <style:style style:name="T25" style:family="text">
      <style:text-properties fo:font-variant="normal" fo:text-transform="none" style:font-name="Bebas Neue Pro" fo:font-size="24pt" officeooo:rsid="00214b9d"/>
    </style:style>
    <style:style style:name="T26" style:family="text">
      <style:text-properties officeooo:rsid="0025056a"/>
    </style:style>
    <style:style style:name="T27" style:family="text">
      <style:text-properties officeooo:rsid="001eeb58"/>
    </style:style>
    <style:style style:name="T28" style:family="text">
      <style:text-properties officeooo:rsid="002d3d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Jkyfz <text:span text:style-name="T19">документация на </text:span><text:a xlink:type="simple" xlink:href="https://www.selenium.dev/documentation/" text:style-name="Internet_20_link" text:visited-style-name="Visited_20_Internet_20_Link">https://www.selenium.dev/docume</text:a><text:a xlink:type="simple" xlink:href="https://www.selenium.dev/documentation/" text:style-name="Internet_20_link" text:visited-style-name="Visited_20_Internet_20_Link"><text:span text:style-name="T28">Dhn</text:span></text:a><text:a xlink:type="simple" xlink:href="https://www.selenium.dev/documentation/" text:style-name="Internet_20_link" text:visited-style-name="Visited_20_Internet_20_Link">ntation/</text:a></text:p>
      <text:p text:style-name="P21">Свежак от 20 года</text:p>
      <text:p text:style-name="P21">https://www.geeksforgeeks.org/locating-single-elements-in-selenium-python/</text:p>
      <text:p text:style-name="P1">Поиск</text:p>
      <text:p text:style-name="P1">По тексту ссылки</text:p>
      <text:p text:style-name="_5f_paragraph">Например, рассмотрим этот источник страницы:</text:p>
      <text:p text:style-name="_5f_code">&lt;html&gt;</text:p>
      <text:p text:style-name="_5f_code"><text:s/>&lt;body&gt;</text:p>
      <text:p text:style-name="_5f_code"><text:s text:c="2"/>&lt;p&gt;Are you sure you want to do this?&lt;/p&gt;</text:p>
      <text:p text:style-name="_5f_code"><text:s text:c="2"/>&lt;a href="continue.html"&gt;Continue&lt;/a&gt;</text:p>
      <text:p text:style-name="_5f_code"><text:s text:c="2"/>&lt;a href="cancel.html"&gt;Cancel&lt;/a&gt;</text:p>
      <text:p text:style-name="_5f_code">&lt;/body&gt;</text:p>
      <text:p text:style-name="_5f_code">&lt;html&gt;</text:p>
      <text:p text:style-name="_5f_paragraph">Ссылка <text:span text:style-name="_5f_bold">continue.html </text:span>может быть расположена так:</text:p>
      <text:p text:style-name="_5f_code">continue_link = driver.find_element_by_link_text('Continue')</text:p>
      <text:p text:style-name="_5f_code">continue_link = driver.find_element_by_partial_link_text('Conti')</text:p>
      <text:p text:style-name="P3">Первая функция с совпадением контекста. <text:span text:style-name="T19">Втор</text:span><text:span text:style-name="T12">а</text:span><text:span text:style-name="T19">я</text:span> по частичному совпадению</text:p>
      <text:p text:style-name="_5f_paragraph"/>
      <text:p text:style-name="_5f_heading_5f_top">3. Навигация</text:p>
      <text:p text:style-name="P4">Первое, что вам нужно сделать с WebDriver, - это перейти по ссылке. Обычный способ сделать это - вызвать getметод:</text:p>
      <text:p text:style-name="_5f_code">driver.get("http://www.google.com")</text:p>
      <text:p text:style-name="P4"><text:span text:style-name="_5f_bold">WebDriver</text:span> будет ждать, пока страница не загрузится полностью (то есть произойдет onload событие), прежде чем вернуть управление вашему тесту или скрипту. Имейте в виду, что если ваша страница использует много AJAX при загрузке, WebDriver может не знать, когда она полностью загрузилась . Если вам нужно обеспечить полную загрузку таких страниц, вы можете использовать ожидание . <text:span text:style-name="T1">(5. Ожидание)</text:span></text:p>
      <text:p text:style-name="P4"/>
      <text:p text:style-name="_5f_heading_5f_middle_5f_1">3.1. Взаимодействие со страницей</text:p>
      <text:p text:style-name="P6">send_keys(*keys_to_send) — <text:span text:style-name="T17">передаем кнопки элементу в фокусе</text:span></text:p>
      <text:p text:style-name="P8">send_keys_to_element(element, *keys_to_send) — <text:span text:style-name="T17">элементу передаем унопки </text:span></text:p>
      <text:p text:style-name="P6">* <text:span text:style-name="T17">в питоне это список элементов. Нужно на случай передачи непечатных символов. Например:</text:span></text:p>
      <text:p text:style-name="_5f_code">element.send_keys(" and some", Keys.ARROW_DOWN)</text:p>
      <text:p text:style-name="P9">Список кнопок в 7.4 Специальные кнопки <text:span text:style-name="T18">(ARROW_DOWN = u'\ue015')</text:span></text:p>
      <text:p text:style-name="P5">Пример:</text:p>
      <text:p text:style-name="_5f_code"><text:s text:c="2"/>new_window_url = driver.find_element_by_link_text("Вход").get_attribute("href")</text:p>
      <text:p text:style-name="_5f_code"><text:s text:c="4"/>driver.get(new_window_url)</text:p>
      <text:p text:style-name="_5f_code"><text:s text:c="4"/>sleep(3)</text:p>
      <text:p text:style-name="_5f_code"><text:s text:c="4"/>element = driver.find_element_by_class_name("input")</text:p>
      <text:p text:style-name="_5f_code"><text:s text:c="4"/>element.send_keys("rabotarutlt@gmail.com")</text:p>
      <text:p text:style-name="_5f_code"><text:s text:c="4"/>element = driver.find_element_by_class_name("input_1Um_6")</text:p>
      <text:p text:style-name="_5f_code"><text:s text:c="4"/>element.send_keys("m3X8P49T9f92DMWkJf5#")</text:p>
      <text:p text:style-name="_5f_code"><text:s text:c="4"/>element.submit()</text:p>
      <text:p text:style-name="P7"><text:soft-page-break/><text:span text:style-name="T2">Находим кнопку Вход. У кнопки есть </text:span><text:span text:style-name="T3">атрибут <text:s/>href, по которому происходит переход на форму регистрации. Грузим страницу входа (</text:span><text:span text:style-name="T6">get</text:span><text:span text:style-name="T3">) и ищем на странице поле логина (find_element_by_class_name). </text:span><text:span text:style-name="T4">Вводим текст </text:span><text:span text:style-name="T5">(send_keys() </text:span><text:span text:style-name="T4">в поле логина.</text:span><text:span text:style-name="T3"> </text:span><text:span text:style-name="T4">Ищем поле ввода пароля </text:span><text:span text:style-name="T3">(input_1Um_6). </text:span><text:span text:style-name="T4">Вводим туда пароль (send_keys(). </text:span><text:span text:style-name="T5">Нажимаем кнопку отправить (submit).</text:span><text:span text:style-name="T4"> </text:span></text:p>
      <text:p text:style-name="_5f_paragraph">3.2. Заполнение форм</text:p>
      <text:p text:style-name="_5f_paragraph">3.3. Перетащите</text:p>
      <text:p text:style-name="_5f_paragraph">3.4. Перемещение между окнами и фреймами</text:p>
      <text:p text:style-name="_5f_paragraph">3.5. Всплывающие диалоги</text:p>
      <text:p text:style-name="_5f_paragraph">3.6. Навигация: история и местоположение</text:p>
      <text:p text:style-name="_5f_paragraph">3.7. Файлы cookie</text:p>
      <text:p text:style-name="_5f_paragraph"/>
      <text:p text:style-name="_5f_heading_5f_top">4. Locating Elements</text:p>
      <text:p text:style-name="P17">Элемент это ссылка на узел. Driver — это корень <text:span text:style-name="T11">DOM. </text:span><text:span text:style-name="T19">Можно последовательно искать узлы, а потом внутри них снова искать.</text:span></text:p>
      <text:p text:style-name="P10">Существуют различные стратегии размещения элементов на странице. Вы можете использовать наиболее подходящий для вашего случая. Selenium предоставляет следующие методы для поиска элементов на странице. Чтобы найти<text:span text:style-name="T19"> </text:span><text:span text:style-name="T7">оди</text:span><text:span text:style-name="T8">н</text:span><text:span text:style-name="T19"> </text:span>элементов (эти методы вернут <text:span text:style-name="T7">web </text:span><text:span text:style-name="T8">элемент — </text:span><text:span text:style-name="T10">он же узел</text:span>):</text:p>
      <text:p text:style-name="_5f_code">find_element_by_id</text:p>
      <text:p text:style-name="_5f_code">find_element_by_name</text:p>
      <text:p text:style-name="_5f_code">find_element_by_xpath</text:p>
      <text:p text:style-name="_5f_code">find_element_by_link_text</text:p>
      <text:p text:style-name="_5f_code">find_element_by_partial_link_text</text:p>
      <text:p text:style-name="_5f_code">find_element_by_tag_name</text:p>
      <text:p text:style-name="_5f_code">find_element_by_class_name</text:p>
      <text:p text:style-name="_5f_code">find_element_by_css_selector</text:p>
      <text:p text:style-name="_5f_paragraph">Чтобы найти несколько элементов (эти методы вернут список <text:span text:style-name="T14">web </text:span><text:span text:style-name="T20">элементов — </text:span><text:span text:style-name="T22">список узлов</text:span>):</text:p>
      <text:p text:style-name="_5f_code">find_elements_by_name</text:p>
      <text:p text:style-name="_5f_code">find_elements_by_xpath</text:p>
      <text:p text:style-name="_5f_code">find_elements_by_link_text</text:p>
      <text:p text:style-name="_5f_code">find_elements_by_partial_link_text</text:p>
      <text:p text:style-name="_5f_code">find_elements_by_tag_name</text:p>
      <text:p text:style-name="_5f_code">find_elements_by_class_name</text:p>
      <text:p text:style-name="_5f_code">find_elements_by_css_selector</text:p>
      <text:p text:style-name="_5f_paragraph">Помимо публичных методов, указанных выше, есть два частных метода, которые могут быть полезны для поиска элементов страницы:</text:p>
      <text:p text:style-name="_5f_code">find_element</text:p>
      <text:p text:style-name="_5f_code">find_elements</text:p>
      <text:p text:style-name="_5f_paragraph">Example usage:</text:p>
      <text:p text:style-name="_5f_paragraph"/>
      <text:p text:style-name="_5f_paragraph">from selenium.webdriver.common.by import By</text:p>
      <text:p text:style-name="_5f_paragraph"/>
      <text:p text:style-name="_5f_paragraph">driver.find_element(By.XPATH, '//button[text()="Some text"]')</text:p>
      <text:p text:style-name="_5f_paragraph">driver.find_elements(By.XPATH, '//button')</text:p>
      <text:p text:style-name="_5f_paragraph">These are the attributes available for By class:</text:p>
      <text:p text:style-name="_5f_paragraph"><text:soft-page-break/></text:p>
      <text:p text:style-name="_5f_paragraph">ID = "id"</text:p>
      <text:p text:style-name="_5f_paragraph">XPATH = "xpath"</text:p>
      <text:p text:style-name="_5f_paragraph">LINK_TEXT = "link text"</text:p>
      <text:p text:style-name="_5f_paragraph">PARTIAL_LINK_TEXT = "partial link text"</text:p>
      <text:p text:style-name="_5f_paragraph">NAME = "name"</text:p>
      <text:p text:style-name="_5f_paragraph">TAG_NAME = "tag name"</text:p>
      <text:p text:style-name="_5f_paragraph">CLASS_NAME = "class name"</text:p>
      <text:p text:style-name="_5f_paragraph">CSS_SELECTOR = "css selector"</text:p>
      <text:p text:style-name="_5f_paragraph"/>
      <text:p text:style-name="_5f_heading_5f_middle_5f_2">4.1. Locating by Id</text:p>
      <text:p text:style-name="_5f_code">&lt;html&gt;</text:p>
      <text:p text:style-name="_5f_code"><text:s/>&lt;body&gt;</text:p>
      <text:p text:style-name="_5f_code"><text:s text:c="2"/>&lt;form id="loginForm"&gt;</text:p>
      <text:p text:style-name="_5f_code"><text:s text:c="3"/>&lt;input name="username" type="text" /&gt;</text:p>
      <text:p text:style-name="_5f_code"><text:s text:c="3"/>&lt;input name="password" type="password" /&gt;</text:p>
      <text:p text:style-name="_5f_code"><text:s text:c="3"/>&lt;input name="continue" type="submit" value="Login" /&gt;</text:p>
      <text:p text:style-name="_5f_code"><text:s text:c="2"/>&lt;/form&gt;</text:p>
      <text:p text:style-name="_5f_code"><text:s/>&lt;/body&gt;</text:p>
      <text:p text:style-name="_5f_code">&lt;html&gt;</text:p>
      <text:p text:style-name="_5f_paragraph"/>
      <text:p text:style-name="_5f_code">login_form = driver.find_element_by_id('loginForm')</text:p>
      <text:p text:style-name="_5f_heading_5f_middle_5f_1">4.2. Locating by Name</text:p>
      <text:p text:style-name="_5f_code">&lt;html&gt;</text:p>
      <text:p text:style-name="_5f_code"><text:s/>&lt;body&gt;</text:p>
      <text:p text:style-name="_5f_code"><text:s text:c="2"/>&lt;form id="loginForm"&gt;</text:p>
      <text:p text:style-name="_5f_code"><text:s text:c="3"/>&lt;input name="username" type="text" /&gt;</text:p>
      <text:p text:style-name="_5f_code"><text:s text:c="3"/>&lt;input name="password" type="password" /&gt;</text:p>
      <text:p text:style-name="_5f_code"><text:s text:c="3"/>&lt;input name="continue" type="submit" value="Login" /&gt;</text:p>
      <text:p text:style-name="_5f_code"><text:s text:c="3"/>&lt;input name="continue" type="button" value="Clear" /&gt;</text:p>
      <text:p text:style-name="_5f_code"><text:s text:c="2"/>&lt;/form&gt;</text:p>
      <text:p text:style-name="_5f_code">&lt;/body&gt;</text:p>
      <text:p text:style-name="_5f_code">&lt;html&gt;</text:p>
      <text:p text:style-name="P11">Эти элементы уникальны</text:p>
      <text:p text:style-name="_5f_code">username = driver.find_element_by_name('username')</text:p>
      <text:p text:style-name="_5f_code">password = driver.find_element_by_name('password')</text:p>
      <text:p text:style-name="P12">А это вернет элемент <text:span text:style-name="T11">submit, </text:span><text:span text:style-name="T19">он первый в коде.</text:span></text:p>
      <text:p text:style-name="_5f_code">continue = driver.find_element_by_name('continue')</text:p>
      <text:p text:style-name="_5f_heading_5f_middle_5f_1">4.3. Поиск с помощью XPath </text:p>
      <text:p text:style-name="_5f_paragraph">XPath - это язык, используемый для поиска узлов в XML-документе. </text:p>
      <text:p text:style-name="P16"><text:span text:style-name="T27">Нужно учить отдельно. </text:span><text:span text:style-name="T21">Но можно в хроме по </text:span><text:span text:style-name="T15">F12 </text:span><text:span text:style-name="T21">выделить узел и скопировать </text:span><text:span text:style-name="_5f_bold"><text:span text:style-name="T26">XPath</text:span></text:span><text:span text:style-name="T21">. </text:span><text:span text:style-name="T9">Правда</text:span><text:span text:style-name="T21"> он даёт тупой </text:span><text:span text:style-name="_5f_bold"><text:span text:style-name="T26">Xpath</text:span></text:span><text:span text:style-name="T21"> типа:</text:span></text:p>
      <text:p text:style-name="P14"><text:span text:style-name="T21">//*[@id="app"]/div/div[3]/div/div/div/div/div[2]/div[1]/div[1]/h1</text:span></text:p>
      <text:p text:style-name="P15"><text:soft-page-break/><text:span text:style-name="T21">//*[@id="app"]/div/div[3]/div/div/div/div/div[3]/div/div[4]</text:span></text:p>
      <text:p text:style-name="P15"><text:span text:style-name="T16">div</text:span><text:span text:style-name="T21">/div[1]/div/div[1]/a</text:span></text:p>
      <text:p text:style-name="P19">С текщего места — это точка</text:p>
      <text:p text:style-name="P19">Дочка — это косая черта</text:p>
      <text:p text:style-name="P19">Если дочка <text:s/>не первая, - в квадратных скобках порядковый номер</text:p>
      <text:p text:style-name="P20">Подняться к родителю — две точки</text:p>
      <text:p text:style-name="_5f_heading_5f_middle_5f_1">4.4. Поиск гиперссылок по тексту ссылки </text:p>
      <text:p text:style-name="_5f_paragraph">Используйте это, если знаете текст ссылки, используемый в теге привязки. При использовании этой стратегии будет возвращен первый элемент, текст ссылки которого соответствует указанному значению. Если ни один элемент не имеет соответствующего атрибута текста ссылки, NoSuchElementException будет поднят.</text:p>
      <text:p text:style-name="_5f_paragraph"/>
      <text:p text:style-name="_5f_paragraph">Например, рассмотрим этот источник страницы:</text:p>
      <text:p text:style-name="_5f_code">&lt;html&gt;</text:p>
      <text:p text:style-name="_5f_code"><text:s/>&lt;body&gt;</text:p>
      <text:p text:style-name="_5f_code"><text:s text:c="2"/>&lt;p&gt;Are you sure you want to do this?&lt;/p&gt;</text:p>
      <text:p text:style-name="_5f_code"><text:s text:c="2"/>&lt;a href="continue.html"&gt;Continue&lt;/a&gt;</text:p>
      <text:p text:style-name="_5f_code"><text:s text:c="2"/>&lt;a href="cancel.html"&gt;Cancel&lt;/a&gt;</text:p>
      <text:p text:style-name="_5f_code">&lt;/body&gt;</text:p>
      <text:p text:style-name="_5f_code">&lt;html&gt;</text:p>
      <text:p text:style-name="_5f_paragraph">Ссылка <text:span text:style-name="_5f_bold">continue.html</text:span> может быть<text:span text:style-name="T19"> </text:span>найден<text:span text:style-name="T11"> </text:span>так:</text:p>
      <text:p text:style-name="_5f_code">continue_link = driver.find_element_by_link_text('Continue')</text:p>
      <text:p text:style-name="_5f_code">continue_link = driver.find_element_by_partial_link_text('Conti')</text:p>
      <text:p text:style-name="_5f_heading_5f_middle_5f_1">4.5. Поиск элементов по имени тега </text:p>
      <text:p text:style-name="_5f_paragraph">Используйте это, если вы хотите найти элемент по имени тега. С помощью этой стратегии будет возвращен первый элемент с заданным именем тега. Если ни один элемент не имеет подходящего имени тега, NoSuchElementException будет поднят.</text:p>
      <text:p text:style-name="_5f_paragraph">Например, рассмотрим этот источник страницы:</text:p>
      <text:p text:style-name="_5f_code">&lt;html&gt;</text:p>
      <text:p text:style-name="_5f_code"><text:s/>&lt;body&gt;</text:p>
      <text:p text:style-name="_5f_code"><text:s text:c="2"/>&lt;h1&gt;Welcome&lt;/h1&gt;</text:p>
      <text:p text:style-name="_5f_code"><text:s text:c="2"/>&lt;p&gt;Site content goes here.&lt;/p&gt;</text:p>
      <text:p text:style-name="_5f_code">&lt;/body&gt;</text:p>
      <text:p text:style-name="_5f_code">&lt;html&gt;</text:p>
      <text:p text:style-name="_5f_paragraph">Элемент заголовка (h1) может располагаться так:</text:p>
      <text:p text:style-name="_5f_code">heading1 = driver.find_element_by_tag_name('h1')</text:p>
      <text:p text:style-name="_5f_heading_5f_middle_5f_1">4.6. Поиск элементов по имени класса </text:p>
      <text:p text:style-name="_5f_paragraph">Используйте это, если хотите найти элемент по имени класса. С помощью этой стратегии будет возвращен первый элемент с соответствующим атрибутом имени класса. Если ни один элемент не имеет соответствующего атрибута имени класса, NoSuchElementException будет поднят.</text:p>
      <text:p text:style-name="_5f_paragraph">Например, рассмотрим этот источник страницы:</text:p>
      <text:p text:style-name="_5f_code">&lt;html&gt;</text:p>
      <text:p text:style-name="_5f_code"><text:soft-page-break/><text:s/>&lt;body&gt;</text:p>
      <text:p text:style-name="_5f_code"><text:s text:c="2"/>&lt;p class="content"&gt;Site content goes here.&lt;/p&gt;</text:p>
      <text:p text:style-name="_5f_code">&lt;/body&gt;</text:p>
      <text:p text:style-name="_5f_code">&lt;html&gt;</text:p>
      <text:p text:style-name="_5f_paragraph">Элемент «p» может быть расположен так:</text:p>
      <text:p text:style-name="_5f_code">content = driver.find_element_by_class_name('content')</text:p>
      <text:p text:style-name="_5f_heading_5f_middle_5f_1">4.7. Поиск элементов с помощью селекторов CSS </text:p>
      <text:p text:style-name="_5f_paragraph">Используйте это, если вы хотите найти элемент с помощью синтаксиса селектора CSS . С помощью этой стратегии будет возвращен первый элемент, соответствующий данному селектору CSS. Если ни один элемент не соответствует предоставленному селектору CSS, NoSuchElementException будет поднят.</text:p>
      <text:p text:style-name="_5f_paragraph">Например, рассмотрим этот источник страницы:</text:p>
      <text:p text:style-name="_5f_code">&lt;html&gt;</text:p>
      <text:p text:style-name="_5f_code"><text:s/>&lt;body&gt;</text:p>
      <text:p text:style-name="_5f_code"><text:s text:c="2"/>&lt;p class="content"&gt;Site content goes here.&lt;/p&gt;</text:p>
      <text:p text:style-name="_5f_code">&lt;/body&gt;</text:p>
      <text:p text:style-name="_5f_code">&lt;html&gt;</text:p>
      <text:p text:style-name="_5f_paragraph">Элемент «p» может быть расположен так:</text:p>
      <text:p text:style-name="_5f_code">content = driver.find_element_by_css_selector('p.content')</text:p>
      <text:p text:style-name="_5f_paragraph">В Sauce Labs есть хорошая документация по селекторам CSS.</text:p>
      <text:p text:style-name="_5f_paragraph"/>
      <text:p text:style-name="_5f_paragraph"/>
      <text:p text:style-name="_5f_heading_5f_top">5. <text:span text:style-name="T25">Ожидание</text:span> </text:p>
      <text:p text:style-name="_5f_paragraph">В наши дни большинство веб-приложений используют методы AJAX. Когда страница загружается браузером, элементы на этой странице могут загружаться с разными интервалами времени. Это затрудняет поиск элементов: если элемент еще не присутствует в DOM, функция поиска вызовет исключение ElementNotVisibleException . Используя ожидания, мы можем решить эту проблему. Ожидание обеспечивает некоторый промежуток между выполненными действиями - в основном поиском элемента или любой другой операцией с элементом.</text:p>
      <text:p text:style-name="_5f_paragraph">Selenium Webdriver предоставляет два типа ожидания - неявное и явное. Явное ожидание заставляет WebDriver дождаться наступления определенного условия, прежде чем продолжить выполнение. Неявное ожидание заставляет WebDriver опрашивать DOM в течение определенного времени при попытке найти элемент.</text:p>
      <text:p text:style-name="_5f_paragraph"/>
      <text:p text:style-name="_5f_heading_5f_middle_5f_1">5.1. Явное ожидание </text:p>
      <text:p text:style-name="_5f_paragraph">Явное ожидание - это код, который вы определяете для ожидания наступления определенного условия перед тем, как продолжить выполнение кода. Крайним случаем этого является time.sleep (), который устанавливает условие на точное время ожидания. Есть несколько удобных методов, которые помогут вам написать код, который будет ждать ровно столько, сколько потребуется. WebDriverWait в сочетании с ExpectedCondition - это один из способов достижения этой цели.</text:p>
      <text:p text:style-name="_5f_paragraph"/>
      <text:p text:style-name="_5f_code"><text:soft-page-break/>from selenium import webdriver</text:p>
      <text:p text:style-name="_5f_code">from selenium.webdriver.common.by import By</text:p>
      <text:p text:style-name="_5f_code">from selenium.webdriver.support.ui import WebDriverWait</text:p>
      <text:p text:style-name="_5f_code">from selenium.webdriver.support import expected_conditions as EC</text:p>
      <text:p text:style-name="_5f_code"/>
      <text:p text:style-name="_5f_code">driver = webdriver.Firefox()</text:p>
      <text:p text:style-name="_5f_code">driver.get("http://somedomain/url_that_delays_loading")</text:p>
      <text:p text:style-name="_5f_code">try:</text:p>
      <text:p text:style-name="_5f_code"><text:s text:c="4"/>element = WebDriverWait(driver, 10).until(</text:p>
      <text:p text:style-name="_5f_code"><text:s text:c="8"/>EC.presence_of_element_located((By.ID, "myDynamicElement"))</text:p>
      <text:p text:style-name="_5f_code"><text:s text:c="4"/>)</text:p>
      <text:p text:style-name="_5f_code">finally:</text:p>
      <text:p text:style-name="_5f_code"><text:s text:c="4"/>driver.quit()</text:p>
      <text:p text:style-name="_5f_paragraph">В приведенном выше коде Selenium будет ждать не более 10 секунд, пока не будет найден элемент, соответствующий заданным критериям. Если за это время элемент не найден, генерируется исключение TimeoutException. По умолчанию WebDriverWait вызывает ExpectedCondition каждые 500 миллисекунд, пока не вернет успех. ExpectedCondition вернет true (Boolean) в случае успеха или не null, если не удастся найти элемент.</text:p>
      <text:p text:style-name="_5f_paragraph"/>
      <text:p text:style-name="_5f_paragraph">Ожидаемые условия</text:p>
      <text:p text:style-name="_5f_paragraph"/>
      <text:p text:style-name="_5f_heading_5f_top">7. WebDriver API</text:p>
      <text:p text:style-name="_5f_paragraph"/>
      <text:p text:style-name="_5f_paragraph">get_attribute( имя ) </text:p>
      <text:p text:style-name="_5f_paragraph">Получает заданный атрибут или свойство элемента.</text:p>
      <text:p text:style-name="_5f_paragraph">Этот метод сначала попытается вернуть значение свойства с заданным именем. Если свойства с таким именем не существует, оно возвращает значение атрибута с тем же именем. Если атрибута с таким именем нет, <text:span text:style-name="_5f_bold">None</text:span> возвращается.</text:p>
      <text:p text:style-name="_5f_paragraph"/>
      <text:p text:style-name="_5f_paragraph">Значения, которые считаются истинными, то есть равными «истина» или «ложь», возвращаются как логические. Все остальные <text:span text:style-name="_5f_bold">None</text:span> значения, не являющиеся значениями, возвращаются в виде строк. Для атрибутов или свойств, которые не существуют, None возвращается.</text:p>
      <text:p text:style-name="_5f_paragraph"/>
      <text:p text:style-name="_5f_paragraph">Аргументы:<text:tab/></text:p>
      <text:p text:style-name="_5f_paragraph">name - Имя извлекаемого атрибута / свойства.</text:p>
      <text:p text:style-name="_5f_paragraph">Пример:</text:p>
      <text:p text:style-name="_5f_paragraph"/>
      <text:p text:style-name="_5f_paragraph"># Check if the "active" CSS class is applied to an element.</text:p>
      <text:p text:style-name="_5f_paragraph">is_active = "active" in target_element.get_attribute("class")</text:p>
      <text:p text:style-name="_5f_paragraph"/>
      <text:p text:style-name="_5f_heading_5f_middle_5f_1">7.5. Locate elements By</text:p>
      <text:p text:style-name="_5f_paragraph">Это атрибуты, которые можно использовать для поиска элементов. Примеры использования см. В главе « Расположение элементов». Набор поддерживаемых стратегий локатора.</text:p>
      <text:p text:style-name="_5f_paragraph">CLASS_NAME = 'class name'</text:p>
      <text:p text:style-name="_5f_paragraph"><text:soft-page-break/>CSS_SELECTOR = 'css selector'</text:p>
      <text:p text:style-name="_5f_paragraph">ID = 'id'</text:p>
      <text:p text:style-name="_5f_paragraph">LINK_TEXT = 'link text'</text:p>
      <text:p text:style-name="_5f_paragraph">NAME = 'name'</text:p>
      <text:p text:style-name="_5f_paragraph">PARTIAL_LINK_TEXT = 'partial link text'</text:p>
      <text:p text:style-name="_5f_paragraph">TAG_NAME = 'tag name'</text:p>
      <text:p text:style-name="_5f_paragraph">XPATH = 'xpath'¶</text:p>
      <text:p text:style-name="_5f_paragraph"/>
      <text:p text:style-name="_5f_paragraph"/>
      <text:p text:style-name="_5f_paragraph"/>
      <text:p text:style-name="_5f_heading_5f_middle_5f_1">7.21. Remote WebDriver WebElement</text:p>
      <text:p text:style-name="_5f_heading_5f_bottom">Методы</text:p>
      <text:p text:style-name="P2"><text:span text:style-name="_5f_bold">click()</text:span></text:p>
      <text:p text:style-name="P13">Кликнуть мышкой</text:p>
      <text:p text:style-name="P2"><text:span text:style-name="_5f_bold">get_attribute(name)</text:span></text:p>
      <text:p text:style-name="P2">Получает заданный атрибут или свойство элемента <text:span text:style-name="T13">(</text:span><text:span text:style-name="T24">одного </text:span><text:span text:style-name="_5f_bold"><text:span text:style-name="T24">web</text:span></text:span><text:span text:style-name="T13"> </text:span><text:span text:style-name="T24">э</text:span><text:span text:style-name="T13">лемента)</text:span>. </text:p>
      <text:p text:style-name="P2">Этот метод сначала попытается вернуть значение свойства с заданным именем. Если свойства с таким именем не существует, оно возвращает значение атрибута с тем же именем. Если атрибута с таким именем нет, Noneвозвращается.</text:p>
      <text:p text:style-name="P2">Значения, которые считаются истинными, то есть равными «истина» или «ложь», возвращаются как логические. Все остальные Noneзначения, не являющиеся значениями, возвращаются в виде строк. Для атрибутов или свойств, которые не существуют, None возвращается.</text:p>
      <text:p text:style-name="P2">Аргументы:<text:tab/></text:p>
      <text:p text:style-name="P2">name - Имя извлекаемого атрибута / свойства.</text:p>
      <text:p text:style-name="P2">Пример:</text:p>
      <text:p text:style-name="P2"># Check if the "active" CSS class is applied to an element.</text:p>
      <text:p text:style-name="P2">is_active = "active" in target_element.get_attribute("class")</text:p>
      <text:p text:style-name="_5f_paragraph"/>
      <text:p text:style-name="_5f_paragraph"/>
      <text:p text:style-name="_5f_paragrap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ent-style-name="_5f_paragraph">
      <style:paragraph-properties fo:margin-left="0cm" fo:margin-right="0cm" fo:margin-top="0cm" fo:margin-bottom="0cm" style:contextual-spacing="true" fo:text-indent="0cm" style:auto-text-indent="false"/>
    </style:style>
    <style:style style:name="_5f_code" style:display-name="_code" style:family="paragraph" style:parent-style-name="_5f_paragraph" style:next-style-name="_5f_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Hack" fo:font-family="Hack" style:font-style-name="Обычный" style:font-family-generic="modern" style:font-pitch="fixed" fo:font-size="9pt" fo:language="zxx" fo:country="none" fo:font-weight="normal"/>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1" fo:font-family="Calibri" style:font-style-name="Курсив" style:font-family-generic="swiss" style:font-pitch="variable" fo:font-size="9pt" fo:language="none" fo:country="none" fo:font-style="italic" fo:font-weight="normal"/>
    </style:style>
    <style:style style:name="_5f_attention" style:display-name="_attention" style:family="paragraph" style:parent-style-name="_5f_code">
      <loext:graphic-properties draw:fill="none" draw:fill-color="#ffffa6"/>
      <style:paragraph-properties fo:background-color="transparent" fo:padding="0.101cm" fo:border="0.26pt solid #ff5429"/>
      <style:text-properties style:font-name="Calibri Light" fo:font-family="'Calibri Light'" style:font-style-name="Обычный" style:font-family-generic="swiss" style:font-pitch="variable" fo:font-size="10pt" fo:language="none" fo:country="none" fo:font-weight="250"/>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false" fo:text-align="center" style:justify-single-word="false" style:page-number="auto">
        <style:tab-stops/>
      </style:paragraph-properties>
      <style:text-properties fo:font-variant="normal" fo:text-transform="none" style:font-name="Bebas Neue Pro" fo:font-family="'Bebas Neue Pro'" style:font-style-name="Обычный" style:font-family-generic="swiss" style:font-pitch="variable" fo:font-size="24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1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1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13T00:37:58.089000000</dc:date>
    <meta:editing-duration>PT6H46M5S</meta:editing-duration>
    <meta:editing-cycles>33</meta:editing-cycles>
    <meta:document-statistic meta:table-count="0" meta:image-count="0" meta:object-count="0" meta:page-count="7" meta:paragraph-count="212" meta:word-count="1350" meta:character-count="11374" meta:non-whitespace-character-count="10105"/>
  </office:meta>
</office:document-meta>
</file>